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700000339937ED07CAC1CFF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svg:stroke-width="0.106cm" svg:stroke-color="#ff0000" draw:marker-start-width="0.359cm" draw:marker-end-width="0.359cm" draw:fill="none" draw:textarea-horizontal-align="justify" draw:textarea-vertical-align="middle" draw:auto-grow-height="false" fo:min-height="3.076cm" fo:min-width="0.026cm" fo:padding-top="0.178cm" fo:padding-bottom="0.178cm" fo:padding-left="0.303cm" fo:padding-right="0.303cm"/>
    </style:style>
    <style:style style:name="gr3" style:family="graphic" style:parent-style-name="standard">
      <style:graphic-properties draw:stroke="dash" draw:stroke-dash="Ultrafine_20_Dashed" svg:stroke-width="0.106cm" svg:stroke-color="#ff0000" draw:marker-start-width="0.359cm" draw:marker-end-width="0.359cm" draw:fill="none" draw:textarea-horizontal-align="justify" draw:textarea-vertical-align="middle" draw:auto-grow-height="false" fo:min-height="0.458cm" fo:min-width="0.708cm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Ultrafine_20_Dashed" svg:stroke-width="0.106cm" svg:stroke-color="#ff0000" draw:marker-start-width="0.359cm" draw:marker-end-width="0.359cm" draw:fill="none" draw:textarea-horizontal-align="justify" draw:textarea-vertical-align="middle" draw:auto-grow-height="false" fo:min-height="4.192cm" fo:min-width="1.742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Ultrafine_20_Dashed" svg:stroke-width="0.106cm" svg:stroke-color="#ff0000" draw:marker-start-width="0.359cm" draw:marker-end-width="0.359cm" draw:fill="none" draw:textarea-horizontal-align="justify" draw:textarea-vertical-align="middle" draw:auto-grow-height="false" fo:min-height="7.878cm" fo:min-width="0.928cm" fo:padding-top="0.178cm" fo:padding-bottom="0.178cm" fo:padding-left="0.303cm" fo:padding-right="0.303cm"/>
    </style:style>
    <style:style style:name="gr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87cm" fo:min-width="2.278cm" fo:wrap-option="no-wrap"/>
    </style:style>
    <style:style style:name="gr7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87cm" fo:min-width="2.742cm" fo:wrap-option="no-wrap"/>
    </style:style>
    <style:style style:name="gr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87cm" fo:min-width="3.66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4.97cm" svg:x="1.301cm" svg:y="1.4cm">
          <draw:image xlink:href="Pictures/100002010000041700000339937ED07CAC1CFF50.png" xlink:type="simple" xlink:show="embed" xlink:actuate="onLoad" loext:mime-type="image/png">
            <text:p/>
          </draw:image>
        </draw:frame>
        <draw:custom-shape draw:style-name="gr2" draw:text-style-name="P2" draw:layer="layout" svg:width="0.7cm" svg:height="3.5cm" svg:x="12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cm" svg:height="3.5cm" svg:x="15.2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cm" svg:height="3.5cm" svg:x="18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0.9cm" svg:x="7.1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6cm" svg:height="4.8cm" svg:x="5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cm" svg:height="8.4cm" svg:x="9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annotation" svg:width="3cm" svg:height="1.119cm" svg:x="11.3cm" svg:y="10.281cm">
          <text:p text:style-name="P3"><text:span text:style-name="T1">OLED</text:span><text:span text:style-name="T1">用</text:span><text:span text:style-name="T1">I2C</text:span><text:span text:style-name="T1">端子</text:span></text:p>
          <draw:enhanced-geometry svg:viewBox="0 0 21600 21600" draw:text-areas="800 800 20800 20800" draw:type="round-rectangular-callout" draw:modifiers="-22183.0056647784 -212.14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5cm" svg:height="1.119cm" svg:x="3.101cm" svg:y="2.434cm">
          <text:p text:style-name="P3"><text:span text:style-name="T1">Arduino Nano</text:span><text:span text:style-name="T1">を</text:span></text:p>
          <text:p text:style-name="P3"><text:span text:style-name="T1">そのまま搭載</text:span></text:p>
          <draw:enhanced-geometry svg:viewBox="0 0 21600 21600" draw:text-areas="800 800 20800 20800" draw:type="round-rectangular-callout" draw:modifiers="18922.3650385604 30625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5cm" svg:height="1.119cm" svg:x="10.776cm" svg:y="1.754cm">
          <text:p text:style-name="P3"><text:span text:style-name="T1">Arduino</text:span><text:span text:style-name="T1">のヘッダを</text:span></text:p>
          <text:p text:style-name="P3"><text:span text:style-name="T1">そのまま引き出し</text:span></text:p>
          <draw:enhanced-geometry svg:viewBox="0 0 21600 21600" draw:text-areas="800 800 20800 20800" draw:type="round-rectangular-callout" draw:modifiers="-2776.34961439589 31377.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4.5cm" svg:height="1.119cm" svg:x="15.201cm" svg:y="2.954cm">
          <text:p text:style-name="P3"><text:span text:style-name="T1">ファントムキー防止のための</text:span></text:p>
          <text:p text:style-name="P3"><text:span text:style-name="T1">ダイオード</text:span></text:p>
          <draw:enhanced-geometry svg:viewBox="0 0 21600 21600" draw:text-areas="800 800 20800 20800" draw:type="round-rectangular-callout" draw:modifiers="2639.41346367474 31377.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  <draw:layer draw:name="annotation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1:44:49.305000000</meta:creation-date>
    <dc:date>2019-06-11T11:55:14.049000000</dc:date>
    <meta:editing-duration>PT14S</meta:editing-duration>
    <meta:editing-cycles>1</meta:editing-cycles>
    <meta:document-statistic meta:object-count="11"/>
    <meta:generator>LibreOffice/6.2.4.2$Windows_X86_64 LibreOffice_project/2412653d852ce75f65fbfa83fb7e7b669a126d64</meta:generator>
  </office:meta>
</office:document-meta>
</file>